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esults_bravoplus_jan1_jan14_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"/>
        <table:table-column table:style-name="co4" table:default-cell-style-name="ce2"/>
        <table:table-column table:style-name="co3" table:default-cell-style-name="ce1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38.0808" calcext:value-type="float">
            <text:p>538.0808</text:p>
          </table:table-cell>
          <table:table-cell office:value-type="float" office:value="285.1209" calcext:value-type="float">
            <text:p>285.1209</text:p>
          </table:table-cell>
          <table:table-cell office:value-type="float" office:value="40519.965" calcext:value-type="float">
            <text:p>40519.965</text:p>
          </table:table-cell>
          <table:table-cell office:value-type="float" office:value="156.10846" calcext:value-type="float">
            <text:p>156.11</text:p>
          </table:table-cell>
          <table:table-cell office:value-type="float" office:value="6937868400000000" calcext:value-type="float">
            <text:p>6.938E+15</text:p>
          </table:table-cell>
          <table:table-cell office:value-type="float" office:value="201.29572" calcext:value-type="float">
            <text:p>201.30</text:p>
          </table:table-cell>
          <table:table-cell office:value-type="float" office:value="0.503257155418396" calcext:value-type="float">
            <text:p>0.50325715541839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5.14949" calcext:value-type="float">
            <text:p>215.14949</text:p>
          </table:table-cell>
          <table:table-cell office:value-type="float" office:value="267.1936" calcext:value-type="float">
            <text:p>267.1936</text:p>
          </table:table-cell>
          <table:table-cell office:value-type="float" office:value="72484.305" calcext:value-type="float">
            <text:p>72484.305</text:p>
          </table:table-cell>
          <table:table-cell office:value-type="float" office:value="189.72285" calcext:value-type="float">
            <text:p>189.72</text:p>
          </table:table-cell>
          <table:table-cell office:value-type="float" office:value="2.3598055E+017" calcext:value-type="float">
            <text:p>2.360E+17</text:p>
          </table:table-cell>
          <table:table-cell office:value-type="float" office:value="269.2291" calcext:value-type="float">
            <text:p>269.23</text:p>
          </table:table-cell>
          <table:table-cell office:value-type="float" office:value="0.00217688083648682" calcext:value-type="float">
            <text:p>0.00217688083648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73.431" calcext:value-type="float">
            <text:p>773.431</text:p>
          </table:table-cell>
          <table:table-cell office:value-type="float" office:value="379.25873" calcext:value-type="float">
            <text:p>379.25873</text:p>
          </table:table-cell>
          <table:table-cell office:value-type="float" office:value="89669.73" calcext:value-type="float">
            <text:p>89669.73</text:p>
          </table:table-cell>
          <table:table-cell office:value-type="float" office:value="236.2096" calcext:value-type="float">
            <text:p>236.21</text:p>
          </table:table-cell>
          <table:table-cell office:value-type="float" office:value="7.1994308E+016" calcext:value-type="float">
            <text:p>7.199E+16</text:p>
          </table:table-cell>
          <table:table-cell office:value-type="float" office:value="299.44904" calcext:value-type="float">
            <text:p>299.45</text:p>
          </table:table-cell>
          <table:table-cell office:value-type="float" office:value="0.397912323474884" calcext:value-type="float">
            <text:p>0.39791232347488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54.8826" calcext:value-type="float">
            <text:p>654.8826</text:p>
          </table:table-cell>
          <table:table-cell office:value-type="float" office:value="351.61862" calcext:value-type="float">
            <text:p>351.61862</text:p>
          </table:table-cell>
          <table:table-cell office:value-type="float" office:value="37364.73" calcext:value-type="float">
            <text:p>37364.73</text:p>
          </table:table-cell>
          <table:table-cell office:value-type="float" office:value="143.3553" calcext:value-type="float">
            <text:p>143.36</text:p>
          </table:table-cell>
          <table:table-cell office:value-type="float" office:value="2898772200000000" calcext:value-type="float">
            <text:p>2.899E+15</text:p>
          </table:table-cell>
          <table:table-cell office:value-type="float" office:value="193.29959" calcext:value-type="float">
            <text:p>193.30</text:p>
          </table:table-cell>
          <table:table-cell office:value-type="float" office:value="0.699042677879334" calcext:value-type="float">
            <text:p>0.69904267787933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1.79648" calcext:value-type="float">
            <text:p>231.79648</text:p>
          </table:table-cell>
          <table:table-cell office:value-type="float" office:value="154.87016" calcext:value-type="float">
            <text:p>154.87016</text:p>
          </table:table-cell>
          <table:table-cell office:value-type="float" office:value="8789.325" calcext:value-type="float">
            <text:p>8789.325</text:p>
          </table:table-cell>
          <table:table-cell office:value-type="float" office:value="70.51214" calcext:value-type="float">
            <text:p>70.51</text:p>
          </table:table-cell>
          <table:table-cell office:value-type="float" office:value="1.1054579E+016" calcext:value-type="float">
            <text:p>1.105E+16</text:p>
          </table:table-cell>
          <table:table-cell office:value-type="float" office:value="93.7514" calcext:value-type="float">
            <text:p>93.75</text:p>
          </table:table-cell>
          <table:table-cell office:value-type="float" office:value="0.646867275238037" calcext:value-type="float">
            <text:p>0.64686727523803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245.8862" calcext:value-type="float">
            <text:p>1245.8862</text:p>
          </table:table-cell>
          <table:table-cell office:value-type="float" office:value="785.25336" calcext:value-type="float">
            <text:p>785.25336</text:p>
          </table:table-cell>
          <table:table-cell office:value-type="float" office:value="137327.28" calcext:value-type="float">
            <text:p>137327.28</text:p>
          </table:table-cell>
          <table:table-cell office:value-type="float" office:value="287.00714" calcext:value-type="float">
            <text:p>287.01</text:p>
          </table:table-cell>
          <table:table-cell office:value-type="float" office:value="1.3587781E+017" calcext:value-type="float">
            <text:p>1.359E+17</text:p>
          </table:table-cell>
          <table:table-cell office:value-type="float" office:value="370.57697" calcext:value-type="float">
            <text:p>370.58</text:p>
          </table:table-cell>
          <table:table-cell office:value-type="float" office:value="0.783305823802948" calcext:value-type="float">
            <text:p>0.78330582380294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03.9985" calcext:value-type="float">
            <text:p>2003.9985</text:p>
          </table:table-cell>
          <table:table-cell office:value-type="float" office:value="1158.6085" calcext:value-type="float">
            <text:p>1158.6085</text:p>
          </table:table-cell>
          <table:table-cell office:value-type="float" office:value="201266.28" calcext:value-type="float">
            <text:p>201266.28</text:p>
          </table:table-cell>
          <table:table-cell office:value-type="float" office:value="360.83832" calcext:value-type="float">
            <text:p>360.84</text:p>
          </table:table-cell>
          <table:table-cell office:value-type="float" office:value="1775669500000000" calcext:value-type="float">
            <text:p>1.776E+15</text:p>
          </table:table-cell>
          <table:table-cell office:value-type="float" office:value="448.6271" calcext:value-type="float">
            <text:p>448.63</text:p>
          </table:table-cell>
          <table:table-cell office:value-type="float" office:value="0.853593111038208" calcext:value-type="float">
            <text:p>0.85359311103820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936.1597" calcext:value-type="float">
            <text:p>936.1597</text:p>
          </table:table-cell>
          <table:table-cell office:value-type="float" office:value="466.99454" calcext:value-type="float">
            <text:p>466.99454</text:p>
          </table:table-cell>
          <table:table-cell office:value-type="float" office:value="68698.27" calcext:value-type="float">
            <text:p>68698.27</text:p>
          </table:table-cell>
          <table:table-cell office:value-type="float" office:value="200.04596" calcext:value-type="float">
            <text:p>200.05</text:p>
          </table:table-cell>
          <table:table-cell office:value-type="float" office:value="9.492438E+015" calcext:value-type="float">
            <text:p>9.492E+15</text:p>
          </table:table-cell>
          <table:table-cell office:value-type="float" office:value="262.10355" calcext:value-type="float">
            <text:p>262.10</text:p>
          </table:table-cell>
          <table:table-cell office:value-type="float" office:value="0.691934704780579" calcext:value-type="float">
            <text:p>0.69193470478057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623.7529" calcext:value-type="float">
            <text:p>1623.7529</text:p>
          </table:table-cell>
          <table:table-cell office:value-type="float" office:value="812.9235" calcext:value-type="float">
            <text:p>812.9235</text:p>
          </table:table-cell>
          <table:table-cell office:value-type="float" office:value="165680.81" calcext:value-type="float">
            <text:p>165680.81</text:p>
          </table:table-cell>
          <table:table-cell office:value-type="float" office:value="317.3726" calcext:value-type="float">
            <text:p>317.37</text:p>
          </table:table-cell>
          <table:table-cell office:value-type="float" office:value="5.141623E+016" calcext:value-type="float">
            <text:p>5.142E+16</text:p>
          </table:table-cell>
          <table:table-cell office:value-type="float" office:value="407.0391" calcext:value-type="float">
            <text:p>407.04</text:p>
          </table:table-cell>
          <table:table-cell office:value-type="float" office:value="0.761252582073212" calcext:value-type="float">
            <text:p>0.761252582073212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075.9386" calcext:value-type="float">
            <text:p>1075.9386</text:p>
          </table:table-cell>
          <table:table-cell office:value-type="float" office:value="603.3736" calcext:value-type="float">
            <text:p>603.3736</text:p>
          </table:table-cell>
          <table:table-cell office:value-type="float" office:value="119922.51" calcext:value-type="float">
            <text:p>119922.51</text:p>
          </table:table-cell>
          <table:table-cell office:value-type="float" office:value="253.68709" calcext:value-type="float">
            <text:p>253.69</text:p>
          </table:table-cell>
          <table:table-cell office:value-type="float" office:value="1.0858284E+016" calcext:value-type="float">
            <text:p>1.086E+16</text:p>
          </table:table-cell>
          <table:table-cell office:value-type="float" office:value="346.29828" calcext:value-type="float">
            <text:p>346.30</text:p>
          </table:table-cell>
          <table:table-cell office:value-type="float" office:value="0.67580246925354" calcext:value-type="float">
            <text:p>0.6758024692535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263.7129" calcext:value-type="float">
            <text:p>1263.7129</text:p>
          </table:table-cell>
          <table:table-cell office:value-type="float" office:value="717.3163" calcext:value-type="float">
            <text:p>717.3163</text:p>
          </table:table-cell>
          <table:table-cell office:value-type="float" office:value="126905.69" calcext:value-type="float">
            <text:p>126905.69</text:p>
          </table:table-cell>
          <table:table-cell office:value-type="float" office:value="280.62143" calcext:value-type="float">
            <text:p>280.62</text:p>
          </table:table-cell>
          <table:table-cell office:value-type="float" office:value="1.7660045E+017" calcext:value-type="float">
            <text:p>1.766E+17</text:p>
          </table:table-cell>
          <table:table-cell office:value-type="float" office:value="356.23825" calcext:value-type="float">
            <text:p>356.24</text:p>
          </table:table-cell>
          <table:table-cell office:value-type="float" office:value="0.759602427482605" calcext:value-type="float">
            <text:p>0.75960242748260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103.2482" calcext:value-type="float">
            <text:p>1103.2482</text:p>
          </table:table-cell>
          <table:table-cell office:value-type="float" office:value="462.70746" calcext:value-type="float">
            <text:p>462.70746</text:p>
          </table:table-cell>
          <table:table-cell office:value-type="float" office:value="106166.46" calcext:value-type="float">
            <text:p>106166.46</text:p>
          </table:table-cell>
          <table:table-cell office:value-type="float" office:value="244.81302" calcext:value-type="float">
            <text:p>244.81</text:p>
          </table:table-cell>
          <table:table-cell office:value-type="float" office:value="0.26901153" calcext:value-type="float">
            <text:p>2.690E-01</text:p>
          </table:table-cell>
          <table:table-cell office:value-type="float" office:value="325.83194" calcext:value-type="float">
            <text:p>325.83</text:p>
          </table:table-cell>
          <table:table-cell office:value-type="float" office:value="0.515514016151428" calcext:value-type="float">
            <text:p>0.515514016151428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105.252" calcext:value-type="float">
            <text:p>1105.252</text:p>
          </table:table-cell>
          <table:table-cell office:value-type="float" office:value="530.36554" calcext:value-type="float">
            <text:p>530.36554</text:p>
          </table:table-cell>
          <table:table-cell office:value-type="float" office:value="133313.27" calcext:value-type="float">
            <text:p>133313.27</text:p>
          </table:table-cell>
          <table:table-cell office:value-type="float" office:value="274.77252" calcext:value-type="float">
            <text:p>274.77</text:p>
          </table:table-cell>
          <table:table-cell office:value-type="float" office:value="1.5125752E+016" calcext:value-type="float">
            <text:p>1.513E+16</text:p>
          </table:table-cell>
          <table:table-cell office:value-type="float" office:value="365.12088" calcext:value-type="float">
            <text:p>365.12</text:p>
          </table:table-cell>
          <table:table-cell office:value-type="float" office:value="0.526063442230225" calcext:value-type="float">
            <text:p>0.52606344223022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730.3748" calcext:value-type="float">
            <text:p>1730.3748</text:p>
          </table:table-cell>
          <table:table-cell office:value-type="float" office:value="691.2465" calcext:value-type="float">
            <text:p>691.2465</text:p>
          </table:table-cell>
          <table:table-cell office:value-type="float" office:value="154323.28" calcext:value-type="float">
            <text:p>154323.28</text:p>
          </table:table-cell>
          <table:table-cell office:value-type="float" office:value="303.8546" calcext:value-type="float">
            <text:p>303.85</text:p>
          </table:table-cell>
          <table:table-cell office:value-type="float" office:value="3.2045065E+016" calcext:value-type="float">
            <text:p>3.205E+16</text:p>
          </table:table-cell>
          <table:table-cell office:value-type="float" office:value="392.84003" calcext:value-type="float">
            <text:p>392.84</text:p>
          </table:table-cell>
          <table:table-cell office:value-type="float" office:value="0.678527116775513" calcext:value-type="float">
            <text:p>0.6785271167755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float" office:value="1035.8331" calcext:value-type="float">
            <text:p>1035.8331</text:p>
          </table:table-cell>
          <table:table-cell office:value-type="float" office:value="547.63226" calcext:value-type="float">
            <text:p>547.63226</text:p>
          </table:table-cell>
          <table:table-cell office:value-type="float" office:value="104459.42" calcext:value-type="float">
            <text:p>104459.42</text:p>
          </table:table-cell>
          <table:table-cell office:value-type="float" office:value="237.06578" calcext:value-type="float">
            <text:p>237.07</text:p>
          </table:table-cell>
          <table:table-cell office:value-type="float" office:value="5.4432698E+016" calcext:value-type="float">
            <text:p>5.443E+16</text:p>
          </table:table-cell>
          <table:table-cell office:value-type="float" office:value="309.40723" calcext:value-type="float">
            <text:p>309.41</text:p>
          </table:table-cell>
          <table:table-cell office:value-type="float" office:value="0.606775143316814" calcext:value-type="float">
            <text:p>0.6067751433168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andard Deviation</text:p>
          </table:table-cell>
          <table:table-cell office:value-type="float" office:value="511.58527" calcext:value-type="float">
            <text:p>511.58527</text:p>
          </table:table-cell>
          <table:table-cell office:value-type="float" office:value="258.4658" calcext:value-type="float">
            <text:p>258.4658</text:p>
          </table:table-cell>
          <table:table-cell office:value-type="float" office:value="52459.133" calcext:value-type="float">
            <text:p>52459.133</text:p>
          </table:table-cell>
          <table:table-cell office:value-type="float" office:value="75.15095" calcext:value-type="float">
            <text:p>75.15</text:p>
          </table:table-cell>
          <table:table-cell office:value-type="float" office:value="7.2372475E+016" calcext:value-type="float">
            <text:p>7.237E+16</text:p>
          </table:table-cell>
          <table:table-cell office:value-type="float" office:value="93.416275" calcext:value-type="float">
            <text:p>93.42</text:p>
          </table:table-cell>
          <table:table-cell office:value-type="float" office:value="0.207245416262985" calcext:value-type="float">
            <text:p>0.207245416262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14:31:36.060187714</dc:date>
    <meta:editing-duration>PT50S</meta:editing-duration>
    <meta:editing-cycles>1</meta:editing-cycles>
    <meta:document-statistic meta:table-count="1" meta:cell-count="152" meta:object-count="0"/>
    <meta:generator>LibreOffice/6.4.7.2$Linux_X86_64 LibreOffice_project/40$Build-2</meta:generator>
  </office:meta>
</office:document-meta>
</file>